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55a" officeooo:paragraph-rsid="001bb55a"/>
    </style:style>
    <style:style style:name="P2" style:family="paragraph" style:parent-style-name="Standard">
      <style:paragraph-properties fo:text-align="center" style:justify-single-word="false"/>
      <style:text-properties officeooo:rsid="001bb55a" officeooo:paragraph-rsid="001bb55a"/>
    </style:style>
    <style:style style:name="P3" style:family="paragraph" style:parent-style-name="Standard">
      <style:text-properties officeooo:rsid="001bb55a" officeooo:paragraph-rsid="001c3de1"/>
    </style:style>
    <style:style style:name="P4" style:family="paragraph" style:parent-style-name="Standard">
      <style:text-properties officeooo:rsid="001c3de1" officeooo:paragraph-rsid="001c3de1"/>
    </style:style>
    <style:style style:name="P5" style:family="paragraph" style:parent-style-name="Standard">
      <style:paragraph-properties fo:text-align="center" style:justify-single-word="false"/>
      <style:text-properties officeooo:rsid="001c3de1" officeooo:paragraph-rsid="001c3de1"/>
    </style:style>
    <style:style style:name="T1" style:family="text">
      <style:text-properties officeooo:rsid="001c3de1"/>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ΟΙΚΟΝΟΜΙΚΟ ΠΑΝΕΠΙΣΤΗΜΙΟ ΑΘΗΝΩΝ </text:p>
      <text:p text:style-name="P2">ΤΜΗΜΑ ΠΛΗΡΟΦΟΡΙΚΗΣ </text:p>
      <text:p text:style-name="P2">ΛΕΙΤΟΥΡΓΙΚΑ ΣΥΣΤΗΜΑΤΑ </text:p>
      <text:p text:style-name="P2"/>
      <text:p text:style-name="P2">Εαρινό Εξάμηνο 2016-2017 2 η Προγραμματιστική Εργασία</text:p>
      <text:p text:style-name="P2"/>
      <text:p text:style-name="P2">ΠΡΟΔΡΟΜΟΣ ΚΑΜΠΟΥΡΙΔΗΣ </text:p>
      <text:p text:style-name="P2">ΑΜ:3140065</text:p>
      <text:p text:style-name="P2"/>
      <text:p text:style-name="P3"><text:tab/>Για τη 2η εργασία χρησιμοποίησα ενα εικονικό λειτουργικό σύστημα με 2 πυρήνες. Το μεγαλύτερο πρόβλημα μου στην αρχή ηταν να βρω πως να σπάσω τα δεδομένα σε σύνολα τα οποία να είναι ίδια και στα threads αλλά και στη λειτουργία merge. <text:span text:style-name="T1">Ενα πολύ δύσκολο κομμάτι ηταν να βρω πως να περάσω παραμέτρους σε κάθε νήμα. Τελικά οι παράμετροι περνιουνται με ενα struct (δομή) το οποίο μετά την ανάθεση των δεικτών ήταν λογικό.</text:span></text:p>
      <text:p text:style-name="P3"/>
      <text:p text:style-name="P3"><text:tab/>Το <text:s/>επόμενο δυσκολότερο κομμάτι ήταν να μετατρέψω τον αλγόριθμο <text:s text:c="2"/>merge-sοrt απο αναδρομικό σε <text:s/><text:span text:style-name="T1">iterative</text:span>. Έχοντας κάνει αυτό παρατήρησα πως ο αριθμος των loops είναι log2(num_threads). Το κομμάτι του merge ουσιαστικά συγχωνεύει ένα ζευγάρι υποπινάκων σε ένα εννιαίο <text:span text:style-name="T1">και ταυτόχρονα ταξινομημένο υποπίνακα. Στο τελευταίο βήμα συγχωνευει το τελευταιο ζευγαρι στον τελικό πίνακα.Η ταξινόμηση-συγχώνευση γίνεται με ένα βοηθητικό πίνακα με το ονομα merge_ar. </text:span></text:p>
      <text:p text:style-name="P1"/>
      <text:p text:style-name="P5">Πίνακας ταχυτήτων ταξινόμησης</text:p>
      <text:p text:style-name="P4"/>
      <text:p text:style-name="P4"><draw:frame draw:style-name="fr1" draw:name="Object1" text:anchor-type="paragraph" svg:width="7.7008in" svg:height="2.311in" draw:z-index="0"><draw:object xlink:href="./Object 1" xlink:type="simple" xlink:show="embed" xlink:actuate="onLoad"/><draw:image xlink:href="./ObjectReplacements/Object 1" xlink:type="simple" xlink:show="embed" xlink:actuate="onLoad"/></draw:frame></text:p>
      <text:p text:style-name="P4"><text:tab/>Αποδεικνύεται πως η ταχύτερη ταξινόμηση ειναι με 8 threads και χωρίς καθόλου κλείδωμα, οπως άλλωστε ήταν και το αναμενόμενο. </text:p>
      <text:p text:style-name="P4"/>
      <text:p text:style-name="P4">Παρατηρήσεις : </text:p>
      <text:p text:style-name="P4"><text:tab/>Καθώς κάθε νήμα λειτουργεί σε ανεξάρτητο υποπίνακα του συνόλου , δεν υπάρχει περίπτωση να παρατηρήσουμε ασυνέπειες με όποια μέθοδο συγχρονισμου και να διαλέξουμε.</text:p>
      <text:p text:style-name="P3"/>
      <text:p text:style-name="P3"><text:tab/>Ενδιαφέρον αποτελλεί πως η αλληλουχια τυχαίων αριθμών παραμένει ίδια οταν χρησιμοποιούμε το ίδιο se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00:17:03.189576880</meta:creation-date>
    <dc:date>2017-05-28T00:37:48.793526391</dc:date>
    <meta:editing-duration>PT10M15S</meta:editing-duration>
    <meta:editing-cycles>1</meta:editing-cycles>
    <meta:document-statistic meta:table-count="0" meta:image-count="0" meta:object-count="1" meta:page-count="1" meta:paragraph-count="13" meta:word-count="211" meta:character-count="1463" meta:non-whitespace-character-count="1249"/>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01pt"/>
    </style:style>
    <style:style style:name="co2" style:family="table-column">
      <style:table-column-properties fo:break-before="auto" style:column-width="28.01pt"/>
    </style:style>
    <style:style style:name="co3" style:family="table-column">
      <style:table-column-properties fo:break-before="auto" style:column-width="81.3pt"/>
    </style:style>
    <style:style style:name="co4" style:family="table-column">
      <style:table-column-properties fo:break-before="auto" style:column-width="82.6pt"/>
    </style:style>
    <style:style style:name="co5" style:family="table-column">
      <style:table-column-properties fo:break-before="auto" style:column-width="76.39pt"/>
    </style:style>
    <style:style style:name="co6" style:family="table-column">
      <style:table-column-properties fo:break-before="auto" style:column-width="68.1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ext-properties style:text-position=""/>
    </style:style>
    <style:style style:name="ce2" style:family="table-cell" style:parent-style-name="Default" style:data-style-name="N122">
      <style:text-properties style:text-position=""/>
    </style:style>
    <style:style style:name="ce3" style:family="table-cell" style:parent-style-name="Default" style:data-style-name="N2"/>
    <style:style style:name="ce4" style:family="table-cell" style:parent-style-name="Default" style:data-style-name="N122"/>
  </office:automatic-styles>
  <office:body>
    <office:spreadsheet>
      <table:calculation-settings table:automatic-find-labels="false"/>
      <table:table table:name="run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7" table:default-cell-style-name="ce4"/>
        <table:table-row table:style-name="ro1">
          <table:table-cell office:value-type="string" calcext:value-type="string">
            <text:p>Threads</text:p>
          </table:table-cell>
          <table:table-cell office:value-type="string" calcext:value-type="string">
            <text:p>Mode</text:p>
          </table:table-cell>
          <table:table-cell/>
          <table:table-cell office:value-type="string" calcext:value-type="string">
            <text:p>Run1 NanoSecs</text:p>
          </table:table-cell>
          <table:table-cell office:value-type="string" calcext:value-type="string">
            <text:p>Run2 NaNoSecs</text:p>
          </table:table-cell>
          <table:table-cell office:value-type="string" calcext:value-type="string">
            <text:p>Run3 NanoSecs</text:p>
          </table:table-cell>
          <table:table-cell/>
          <table:table-cell office:value-type="string" calcext:value-type="string">
            <text:p>Avg NaNoSecs</text:p>
          </table:table-cell>
          <table:table-cell office:value-type="string" calcext:value-type="string">
            <text:p>Avg milliSecs</text:p>
          </table:table-cell>
        </table:table-row>
        <table:table-row table:style-name="ro1">
          <table:table-cell table:number-columns-repeated="2" office:value-type="float" office:value="1" calcext:value-type="float">
            <text:p>1</text:p>
          </table:table-cell>
          <table:table-cell/>
          <table:table-cell office:value-type="float" office:value="16929000" calcext:value-type="float">
            <text:p>16929000</text:p>
          </table:table-cell>
          <table:table-cell office:value-type="float" office:value="18917000" calcext:value-type="float">
            <text:p>18917000</text:p>
          </table:table-cell>
          <table:table-cell office:value-type="float" office:value="21415000" calcext:value-type="float">
            <text:p>21415000</text:p>
          </table:table-cell>
          <table:table-cell/>
          <table:table-cell table:formula="of:=([.D2]+[.E2]+[.F2])/3" office:value-type="float" office:value="19087000" calcext:value-type="float">
            <text:p>19087000.00</text:p>
          </table:table-cell>
          <table:table-cell table:formula="of:=[.H2]/1000000" office:value-type="float" office:value="19.087" calcext:value-type="float">
            <text:p>19.08700</text:p>
          </table:table-cell>
        </table:table-row>
        <table:table-row table:style-name="ro1">
          <table:table-cell office:value-type="float" office:value="2" calcext:value-type="float">
            <text:p>2</text:p>
          </table:table-cell>
          <table:table-cell office:value-type="float" office:value="1" calcext:value-type="float">
            <text:p>1</text:p>
          </table:table-cell>
          <table:table-cell/>
          <table:table-cell office:value-type="float" office:value="4084000" calcext:value-type="float">
            <text:p>4084000</text:p>
          </table:table-cell>
          <table:table-cell office:value-type="float" office:value="4914000" calcext:value-type="float">
            <text:p>4914000</text:p>
          </table:table-cell>
          <table:table-cell office:value-type="float" office:value="4125000" calcext:value-type="float">
            <text:p>4125000</text:p>
          </table:table-cell>
          <table:table-cell/>
          <table:table-cell table:formula="of:=([.D3]+[.E3]+[.F3])/3" office:value-type="float" office:value="4374333.33333333" calcext:value-type="float">
            <text:p>4374333.33</text:p>
          </table:table-cell>
          <table:table-cell table:formula="of:=[.H3]/1000000" office:value-type="float" office:value="4.37433333333333" calcext:value-type="float">
            <text:p>4.37433</text:p>
          </table:table-cell>
        </table:table-row>
        <table:table-row table:style-name="ro1">
          <table:table-cell office:value-type="float" office:value="4" calcext:value-type="float">
            <text:p>4</text:p>
          </table:table-cell>
          <table:table-cell office:value-type="float" office:value="1" calcext:value-type="float">
            <text:p>1</text:p>
          </table:table-cell>
          <table:table-cell/>
          <table:table-cell office:value-type="float" office:value="2103000" calcext:value-type="float">
            <text:p>2103000</text:p>
          </table:table-cell>
          <table:table-cell office:value-type="float" office:value="2282000" calcext:value-type="float">
            <text:p>2282000</text:p>
          </table:table-cell>
          <table:table-cell office:value-type="float" office:value="2042000" calcext:value-type="float">
            <text:p>2042000</text:p>
          </table:table-cell>
          <table:table-cell/>
          <table:table-cell table:formula="of:=([.D4]+[.E4]+[.F4])/3" office:value-type="float" office:value="2142333.33333333" calcext:value-type="float">
            <text:p>2142333.33</text:p>
          </table:table-cell>
          <table:table-cell table:formula="of:=[.H4]/1000000" office:value-type="float" office:value="2.14233333333333" calcext:value-type="float">
            <text:p>2.14233</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table-cell office:value-type="float" office:value="1527000" calcext:value-type="float">
            <text:p>1527000</text:p>
          </table:table-cell>
          <table:table-cell office:value-type="float" office:value="1323000" calcext:value-type="float">
            <text:p>1323000</text:p>
          </table:table-cell>
          <table:table-cell office:value-type="float" office:value="1274000" calcext:value-type="float">
            <text:p>1274000</text:p>
          </table:table-cell>
          <table:table-cell/>
          <table:table-cell table:formula="of:=([.D5]+[.E5]+[.F5])/3" office:value-type="float" office:value="1374666.66666667" calcext:value-type="float">
            <text:p>1374666.67</text:p>
          </table:table-cell>
          <table:table-cell table:formula="of:=[.H5]/1000000" office:value-type="float" office:value="1.37466666666667" calcext:value-type="float">
            <text:p>1.37467</text:p>
          </table:table-cell>
        </table:table-row>
        <table:table-row table:style-name="ro1">
          <table:table-cell office:value-type="float" office:value="1" calcext:value-type="float">
            <text:p>1</text:p>
          </table:table-cell>
          <table:table-cell office:value-type="float" office:value="2" calcext:value-type="float">
            <text:p>2</text:p>
          </table:table-cell>
          <table:table-cell/>
          <table:table-cell office:value-type="float" office:value="7228000" calcext:value-type="float">
            <text:p>7228000</text:p>
          </table:table-cell>
          <table:table-cell office:value-type="float" office:value="6765000" calcext:value-type="float">
            <text:p>6765000</text:p>
          </table:table-cell>
          <table:table-cell office:value-type="float" office:value="6959000" calcext:value-type="float">
            <text:p>6959000</text:p>
          </table:table-cell>
          <table:table-cell/>
          <table:table-cell table:formula="of:=([.D6]+[.E6]+[.F6])/3" office:value-type="float" office:value="6984000" calcext:value-type="float">
            <text:p>6984000.00</text:p>
          </table:table-cell>
          <table:table-cell table:formula="of:=[.H6]/1000000" office:value-type="float" office:value="6.984" calcext:value-type="float">
            <text:p>6.98400</text:p>
          </table:table-cell>
        </table:table-row>
        <table:table-row table:style-name="ro1">
          <table:table-cell table:number-columns-repeated="2" office:value-type="float" office:value="2" calcext:value-type="float">
            <text:p>2</text:p>
          </table:table-cell>
          <table:table-cell/>
          <table:table-cell office:value-type="float" office:value="7384000" calcext:value-type="float">
            <text:p>7384000</text:p>
          </table:table-cell>
          <table:table-cell office:value-type="float" office:value="10073000" calcext:value-type="float">
            <text:p>10073000</text:p>
          </table:table-cell>
          <table:table-cell office:value-type="float" office:value="9383000" calcext:value-type="float">
            <text:p>9383000</text:p>
          </table:table-cell>
          <table:table-cell/>
          <table:table-cell table:formula="of:=([.D7]+[.E7]+[.F7])/3" office:value-type="float" office:value="8946666.66666667" calcext:value-type="float">
            <text:p>8946666.67</text:p>
          </table:table-cell>
          <table:table-cell table:formula="of:=[.H7]/1000000" office:value-type="float" office:value="8.94666666666667" calcext:value-type="float">
            <text:p>8.94667</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table-cell office:value-type="float" office:value="7614000" calcext:value-type="float">
            <text:p>7614000</text:p>
          </table:table-cell>
          <table:table-cell office:value-type="float" office:value="6790000" calcext:value-type="float">
            <text:p>6790000</text:p>
          </table:table-cell>
          <table:table-cell office:value-type="float" office:value="6203000" calcext:value-type="float">
            <text:p>6203000</text:p>
          </table:table-cell>
          <table:table-cell/>
          <table:table-cell table:formula="of:=([.D8]+[.E8]+[.F8])/3" office:value-type="float" office:value="6869000" calcext:value-type="float">
            <text:p>6869000.00</text:p>
          </table:table-cell>
          <table:table-cell table:formula="of:=[.H8]/1000000" office:value-type="float" office:value="6.869" calcext:value-type="float">
            <text:p>6.86900</text:p>
          </table:table-cell>
        </table:table-row>
        <table:table-row table:style-name="ro1">
          <table:table-cell office:value-type="float" office:value="8" calcext:value-type="float">
            <text:p>8</text:p>
          </table:table-cell>
          <table:table-cell office:value-type="float" office:value="2" calcext:value-type="float">
            <text:p>2</text:p>
          </table:table-cell>
          <table:table-cell/>
          <table:table-cell office:value-type="float" office:value="1872000" calcext:value-type="float">
            <text:p>1872000</text:p>
          </table:table-cell>
          <table:table-cell office:value-type="float" office:value="3734000" calcext:value-type="float">
            <text:p>3734000</text:p>
          </table:table-cell>
          <table:table-cell office:value-type="float" office:value="1702000" calcext:value-type="float">
            <text:p>1702000</text:p>
          </table:table-cell>
          <table:table-cell/>
          <table:table-cell table:formula="of:=([.D9]+[.E9]+[.F9])/3" office:value-type="float" office:value="2436000" calcext:value-type="float">
            <text:p>2436000.00</text:p>
          </table:table-cell>
          <table:table-cell table:formula="of:=[.H9]/1000000" office:value-type="float" office:value="2.436" calcext:value-type="float">
            <text:p>2.43600</text:p>
          </table:table-cell>
        </table:table-row>
        <table:table-row table:style-name="ro1">
          <table:table-cell office:value-type="float" office:value="1" calcext:value-type="float">
            <text:p>1</text:p>
          </table:table-cell>
          <table:table-cell office:value-type="float" office:value="3" calcext:value-type="float">
            <text:p>3</text:p>
          </table:table-cell>
          <table:table-cell/>
          <table:table-cell office:value-type="float" office:value="4005000" calcext:value-type="float">
            <text:p>4005000</text:p>
          </table:table-cell>
          <table:table-cell office:value-type="float" office:value="4217000" calcext:value-type="float">
            <text:p>4217000</text:p>
          </table:table-cell>
          <table:table-cell office:value-type="float" office:value="4694000" calcext:value-type="float">
            <text:p>4694000</text:p>
          </table:table-cell>
          <table:table-cell/>
          <table:table-cell table:formula="of:=([.D10]+[.E10]+[.F10])/3" office:value-type="float" office:value="4305333.33333333" calcext:value-type="float">
            <text:p>4305333.33</text:p>
          </table:table-cell>
          <table:table-cell table:formula="of:=[.H10]/1000000" office:value-type="float" office:value="4.30533333333333" calcext:value-type="float">
            <text:p>4.30533</text:p>
          </table:table-cell>
        </table:table-row>
        <table:table-row table:style-name="ro1">
          <table:table-cell office:value-type="float" office:value="2" calcext:value-type="float">
            <text:p>2</text:p>
          </table:table-cell>
          <table:table-cell office:value-type="float" office:value="3" calcext:value-type="float">
            <text:p>3</text:p>
          </table:table-cell>
          <table:table-cell/>
          <table:table-cell office:value-type="float" office:value="1303000" calcext:value-type="float">
            <text:p>1303000</text:p>
          </table:table-cell>
          <table:table-cell office:value-type="float" office:value="1648000" calcext:value-type="float">
            <text:p>1648000</text:p>
          </table:table-cell>
          <table:table-cell office:value-type="float" office:value="1634000" calcext:value-type="float">
            <text:p>1634000</text:p>
          </table:table-cell>
          <table:table-cell/>
          <table:table-cell table:formula="of:=([.D11]+[.E11]+[.F11])/3" office:value-type="float" office:value="1528333.33333333" calcext:value-type="float">
            <text:p>1528333.33</text:p>
          </table:table-cell>
          <table:table-cell table:formula="of:=[.H11]/1000000" office:value-type="float" office:value="1.52833333333333" calcext:value-type="float">
            <text:p>1.52833</text:p>
          </table:table-cell>
        </table:table-row>
        <table:table-row table:style-name="ro1">
          <table:table-cell office:value-type="float" office:value="4" calcext:value-type="float">
            <text:p>4</text:p>
          </table:table-cell>
          <table:table-cell office:value-type="float" office:value="3" calcext:value-type="float">
            <text:p>3</text:p>
          </table:table-cell>
          <table:table-cell/>
          <table:table-cell office:value-type="float" office:value="1005000" calcext:value-type="float">
            <text:p>1005000</text:p>
          </table:table-cell>
          <table:table-cell office:value-type="float" office:value="802000" calcext:value-type="float">
            <text:p>802000</text:p>
          </table:table-cell>
          <table:table-cell office:value-type="float" office:value="852000" calcext:value-type="float">
            <text:p>852000</text:p>
          </table:table-cell>
          <table:table-cell/>
          <table:table-cell table:formula="of:=([.D12]+[.E12]+[.F12])/3" office:value-type="float" office:value="886333.333333333" calcext:value-type="float">
            <text:p>886333.33</text:p>
          </table:table-cell>
          <table:table-cell table:formula="of:=[.H12]/1000000" office:value-type="float" office:value="0.886333333333333" calcext:value-type="float">
            <text:p>0.88633</text:p>
          </table:table-cell>
        </table:table-row>
        <table:table-row table:style-name="ro1">
          <table:table-cell office:value-type="float" office:value="8" calcext:value-type="float">
            <text:p>8</text:p>
          </table:table-cell>
          <table:table-cell office:value-type="float" office:value="3" calcext:value-type="float">
            <text:p>3</text:p>
          </table:table-cell>
          <table:table-cell/>
          <table:table-cell office:value-type="float" office:value="799000" calcext:value-type="float">
            <text:p>799000</text:p>
          </table:table-cell>
          <table:table-cell office:value-type="float" office:value="800000" calcext:value-type="float">
            <text:p>800000</text:p>
          </table:table-cell>
          <table:table-cell office:value-type="float" office:value="781000" calcext:value-type="float">
            <text:p>781000</text:p>
          </table:table-cell>
          <table:table-cell/>
          <table:table-cell table:formula="of:=([.D13]+[.E13]+[.F13])/3" office:value-type="float" office:value="793333.333333333" calcext:value-type="float">
            <text:p>793333.33</text:p>
          </table:table-cell>
          <table:table-cell table:formula="of:=[.H13]/1000000" office:value-type="float" office:value="0.793333333333333" calcext:value-type="float">
            <text:p>0.793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5" loext:min-decimal-places="5"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00/00/0000</text:date>, <text:time style:data-style-name="N2" text:time-value="00:29:47.717377275">00:00:00</text:time></text:p>
        </style:region-right>
      </style:header>
      <style:header-left style:display="false"/>
      <style:footer>
        <text:p>Page <text:page-number>1</text:page-number> / <text:page-count>99</text:page-count></text:p>
      </style:footer>
      <style:footer-left style:display="false"/>
    </style:master-page>
  </office:master-styles>
</office:document-styles>
</file>